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min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psilon(K)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.02" calcext:value-type="float">
            <text:p>4.02</text:p>
          </table:table-cell>
          <table:table-cell office:value-type="float" office:value="0.095" calcext:value-type="float">
            <text:p>0.095</text:p>
          </table:table-cell>
          <table:table-cell table:formula="of:=[.C3]*0.8908987181" office:value-type="float" office:value="3.581412846762" calcext:value-type="float">
            <text:p>3.581412846762</text:p>
          </table:table-cell>
          <table:table-cell table:formula="of:=[.D3]/0.0019872041" office:value-type="float" office:value="47.8058594987802" calcext:value-type="float">
            <text:p>47.805859498780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.581412846762" calcext:value-type="float">
            <text:p>3.58</text:p>
          </table:table-cell>
          <table:table-cell office:value-type="float" office:value="47.8058594987802" calcext:value-type="float">
            <text:p>47.8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.58" calcext:value-type="float">
            <text:p>3.58</text:p>
          </table:table-cell>
          <table:table-cell office:value-type="float" office:value="47.81" calcext:value-type="float">
            <text:p>47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6621" calcext:value-type="float">
            <text:p>3.6621</text:p>
          </table:table-cell>
          <table:table-cell office:value-type="float" office:value="0.0074" calcext:value-type="float">
            <text:p>0.0074</text:p>
          </table:table-cell>
          <table:table-cell table:formula="of:=[.C4]*0.8908987181" office:value-type="float" office:value="3.26256019555401" calcext:value-type="float">
            <text:p>3.26256019555401</text:p>
          </table:table-cell>
          <table:table-cell table:formula="of:=[.D4]/0.0019872041" office:value-type="float" office:value="3.72382484516814" calcext:value-type="float">
            <text:p>3.72382484516814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.26256019555401" calcext:value-type="float">
            <text:p>3.26</text:p>
          </table:table-cell>
          <table:table-cell office:value-type="float" office:value="3.72382484516814" calcext:value-type="float">
            <text:p>3.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26" calcext:value-type="float">
            <text:p>3.26</text:p>
          </table:table-cell>
          <table:table-cell office:value-type="float" office:value="3.72" calcext:value-type="float">
            <text:p>3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.472" calcext:value-type="float">
            <text:p>3.472</text:p>
          </table:table-cell>
          <table:table-cell office:value-type="float" office:value="0.0725" calcext:value-type="float">
            <text:p>0.0725</text:p>
          </table:table-cell>
          <table:table-cell table:formula="of:=[.C5]*0.8908987181" office:value-type="float" office:value="3.0932003492432" calcext:value-type="float">
            <text:p>3.0932003492432</text:p>
          </table:table-cell>
          <table:table-cell table:formula="of:=[.D5]/0.0019872041" office:value-type="float" office:value="36.4834190911744" calcext:value-type="float">
            <text:p>36.483419091174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3.0932003492432" calcext:value-type="float">
            <text:p>3.09</text:p>
          </table:table-cell>
          <table:table-cell office:value-type="float" office:value="36.4834190911744" calcext:value-type="float">
            <text:p>36.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.09" calcext:value-type="float">
            <text:p>3.09</text:p>
          </table:table-cell>
          <table:table-cell office:value-type="float" office:value="36.48" calcext:value-type="float">
            <text:p>36.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4.39" calcext:value-type="float">
            <text:p>4.39</text:p>
          </table:table-cell>
          <table:table-cell office:value-type="float" office:value="0.31" calcext:value-type="float">
            <text:p>0.31</text:p>
          </table:table-cell>
          <table:table-cell table:formula="of:=[.C6]*0.8908987181" office:value-type="float" office:value="3.911045372459" calcext:value-type="float">
            <text:p>3.911045372459</text:p>
          </table:table-cell>
          <table:table-cell table:formula="of:=[.D6]/0.0019872041" office:value-type="float" office:value="155.998067838125" calcext:value-type="float">
            <text:p>155.998067838125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3.911045372459" calcext:value-type="float">
            <text:p>3.91</text:p>
          </table:table-cell>
          <table:table-cell office:value-type="float" office:value="155.998067838125" calcext:value-type="float">
            <text:p>156.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3.91" calcext:value-type="float">
            <text:p>3.91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.27" calcext:value-type="float">
            <text:p>4.27</text:p>
          </table:table-cell>
          <table:table-cell office:value-type="float" office:value="0.31" calcext:value-type="float">
            <text:p>0.31</text:p>
          </table:table-cell>
          <table:table-cell table:formula="of:=[.C7]*0.8908987181" office:value-type="float" office:value="3.804137526287" calcext:value-type="float">
            <text:p>3.804137526287</text:p>
          </table:table-cell>
          <table:table-cell table:formula="of:=[.D7]/0.0019872041" office:value-type="float" office:value="155.998067838125" calcext:value-type="float">
            <text:p>155.998067838125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3.804137526287" calcext:value-type="float">
            <text:p>3.80</text:p>
          </table:table-cell>
          <table:table-cell office:value-type="float" office:value="155.998067838125" calcext:value-type="float">
            <text:p>156.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3.8" calcext:value-type="float">
            <text:p>3.8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4.15" calcext:value-type="float">
            <text:p>4.15</text:p>
          </table:table-cell>
          <table:table-cell office:value-type="float" office:value="0.32" calcext:value-type="float">
            <text:p>0.32</text:p>
          </table:table-cell>
          <table:table-cell table:formula="of:=[.C8]*0.8908987181" office:value-type="float" office:value="3.697229680115" calcext:value-type="float">
            <text:p>3.697229680115</text:p>
          </table:table-cell>
          <table:table-cell table:formula="of:=[.D8]/0.0019872041" office:value-type="float" office:value="161.030263574839" calcext:value-type="float">
            <text:p>161.030263574839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.697229680115" calcext:value-type="float">
            <text:p>3.70</text:p>
          </table:table-cell>
          <table:table-cell office:value-type="float" office:value="161.030263574839" calcext:value-type="float">
            <text:p>161.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.7" calcext:value-type="float">
            <text:p>3.7</text:p>
          </table:table-cell>
          <table:table-cell office:value-type="float" office:value="161.03" calcext:value-type="float">
            <text:p>161.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.03" calcext:value-type="float">
            <text:p>4.03</text:p>
          </table:table-cell>
          <table:table-cell office:value-type="float" office:value="0.344" calcext:value-type="float">
            <text:p>0.344</text:p>
          </table:table-cell>
          <table:table-cell table:formula="of:=[.C9]*0.8908987181" office:value-type="float" office:value="3.590321833943" calcext:value-type="float">
            <text:p>3.590321833943</text:p>
          </table:table-cell>
          <table:table-cell table:formula="of:=[.D9]/0.0019872041" office:value-type="float" office:value="173.107533342952" calcext:value-type="float">
            <text:p>173.107533342952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3.590321833943" calcext:value-type="float">
            <text:p>3.59</text:p>
          </table:table-cell>
          <table:table-cell office:value-type="float" office:value="173.107533342952" calcext:value-type="float">
            <text:p>173.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3.59" calcext:value-type="float">
            <text:p>3.59</text:p>
          </table:table-cell>
          <table:table-cell office:value-type="float" office:value="173.11" calcext:value-type="float">
            <text:p>173.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3.95" calcext:value-type="float">
            <text:p>3.95</text:p>
          </table:table-cell>
          <table:table-cell office:value-type="float" office:value="0.2833" calcext:value-type="float">
            <text:p>0.2833</text:p>
          </table:table-cell>
          <table:table-cell table:formula="of:=[.C10]*0.8908987181" office:value-type="float" office:value="3.519049936495" calcext:value-type="float">
            <text:p>3.519049936495</text:p>
          </table:table-cell>
          <table:table-cell table:formula="of:=[.D10]/0.0019872041" office:value-type="float" office:value="142.562105221099" calcext:value-type="float">
            <text:p>142.562105221099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3.519049936495" calcext:value-type="float">
            <text:p>3.52</text:p>
          </table:table-cell>
          <table:table-cell office:value-type="float" office:value="142.562105221099" calcext:value-type="float">
            <text:p>142.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L</text:p>
          </table:table-cell>
          <table:table-cell office:value-type="float" office:value="3.52" calcext:value-type="float">
            <text:p>3.52</text:p>
          </table:table-cell>
          <table:table-cell office:value-type="float" office:value="142.56" calcext:value-type="float">
            <text:p>142.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4.39" calcext:value-type="float">
            <text:p>4.39</text:p>
          </table:table-cell>
          <table:table-cell office:value-type="float" office:value="0.4" calcext:value-type="float">
            <text:p>0.4</text:p>
          </table:table-cell>
          <table:table-cell table:formula="of:=[.C11]*0.8908987181" office:value-type="float" office:value="3.911045372459" calcext:value-type="float">
            <text:p>3.911045372459</text:p>
          </table:table-cell>
          <table:table-cell table:formula="of:=[.D11]/0.0019872041" office:value-type="float" office:value="201.287829468548" calcext:value-type="float">
            <text:p>201.287829468548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3.911045372459" calcext:value-type="float">
            <text:p>3.91</text:p>
          </table:table-cell>
          <table:table-cell office:value-type="float" office:value="201.287829468548" calcext:value-type="float">
            <text:p>201.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.91" calcext:value-type="float">
            <text:p>3.91</text:p>
          </table:table-cell>
          <table:table-cell office:value-type="float" office:value="201.29" calcext:value-type="float">
            <text:p>201.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4.27" calcext:value-type="float">
            <text:p>4.27</text:p>
          </table:table-cell>
          <table:table-cell office:value-type="float" office:value="0.4" calcext:value-type="float">
            <text:p>0.4</text:p>
          </table:table-cell>
          <table:table-cell table:formula="of:=[.C12]*0.8908987181" office:value-type="float" office:value="3.804137526287" calcext:value-type="float">
            <text:p>3.804137526287</text:p>
          </table:table-cell>
          <table:table-cell table:formula="of:=[.D12]/0.0019872041" office:value-type="float" office:value="201.287829468548" calcext:value-type="float">
            <text:p>201.287829468548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float" office:value="3.804137526287" calcext:value-type="float">
            <text:p>3.80</text:p>
          </table:table-cell>
          <table:table-cell office:value-type="float" office:value="201.287829468548" calcext:value-type="float">
            <text:p>201.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3.8" calcext:value-type="float">
            <text:p>3.8</text:p>
          </table:table-cell>
          <table:table-cell office:value-type="float" office:value="201.29" calcext:value-type="float">
            <text:p>201.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4.15" calcext:value-type="float">
            <text:p>4.15</text:p>
          </table:table-cell>
          <table:table-cell office:value-type="float" office:value="0.41" calcext:value-type="float">
            <text:p>0.41</text:p>
          </table:table-cell>
          <table:table-cell table:formula="of:=[.C13]*0.8908987181" office:value-type="float" office:value="3.697229680115" calcext:value-type="float">
            <text:p>3.697229680115</text:p>
          </table:table-cell>
          <table:table-cell table:formula="of:=[.D13]/0.0019872041" office:value-type="float" office:value="206.320025205262" calcext:value-type="float">
            <text:p>206.320025205262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3.697229680115" calcext:value-type="float">
            <text:p>3.70</text:p>
          </table:table-cell>
          <table:table-cell office:value-type="float" office:value="206.320025205262" calcext:value-type="float">
            <text:p>206.3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3.7" calcext:value-type="float">
            <text:p>3.7</text:p>
          </table:table-cell>
          <table:table-cell office:value-type="float" office:value="206.32" calcext:value-type="float">
            <text:p>206.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4.03" calcext:value-type="float">
            <text:p>4.03</text:p>
          </table:table-cell>
          <table:table-cell office:value-type="float" office:value="0.43" calcext:value-type="float">
            <text:p>0.43</text:p>
          </table:table-cell>
          <table:table-cell table:formula="of:=[.C14]*0.8908987181" office:value-type="float" office:value="3.590321833943" calcext:value-type="float">
            <text:p>3.590321833943</text:p>
          </table:table-cell>
          <table:table-cell table:formula="of:=[.D14]/0.0019872041" office:value-type="float" office:value="216.384416678689" calcext:value-type="float">
            <text:p>216.384416678689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3.590321833943" calcext:value-type="float">
            <text:p>3.59</text:p>
          </table:table-cell>
          <table:table-cell office:value-type="float" office:value="216.384416678689" calcext:value-type="float">
            <text:p>216.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3.59" calcext:value-type="float">
            <text:p>3.59</text:p>
          </table:table-cell>
          <table:table-cell office:value-type="float" office:value="216.38" calcext:value-type="float">
            <text:p>216.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3.95" calcext:value-type="float">
            <text:p>3.95</text:p>
          </table:table-cell>
          <table:table-cell office:value-type="float" office:value="0.37" calcext:value-type="float">
            <text:p>0.37</text:p>
          </table:table-cell>
          <table:table-cell table:formula="of:=[.C15]*0.8908987181" office:value-type="float" office:value="3.519049936495" calcext:value-type="float">
            <text:p>3.519049936495</text:p>
          </table:table-cell>
          <table:table-cell table:formula="of:=[.D15]/0.0019872041" office:value-type="float" office:value="186.191242258407" calcext:value-type="float">
            <text:p>186.191242258407</text:p>
          </table:table-cell>
          <table:table-cell table:number-columns-repeated="2"/>
          <table:table-cell office:value-type="string" calcext:value-type="string">
            <text:p>BR</text:p>
          </table:table-cell>
          <table:table-cell office:value-type="float" office:value="3.519049936495" calcext:value-type="float">
            <text:p>3.52</text:p>
          </table:table-cell>
          <table:table-cell office:value-type="float" office:value="186.191242258407" calcext:value-type="float">
            <text:p>186.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</text:p>
          </table:table-cell>
          <table:table-cell office:value-type="float" office:value="3.52" calcext:value-type="float">
            <text:p>3.52</text:p>
          </table:table-cell>
          <table:table-cell office:value-type="float" office:value="186.19" calcext:value-type="float">
            <text:p>186.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4.59" calcext:value-type="float">
            <text:p>4.59</text:p>
          </table:table-cell>
          <table:table-cell office:value-type="float" office:value="0.55" calcext:value-type="float">
            <text:p>0.55</text:p>
          </table:table-cell>
          <table:table-cell table:formula="of:=[.C16]*0.8908987181" office:value-type="float" office:value="4.089225116079" calcext:value-type="float">
            <text:p>4.089225116079</text:p>
          </table:table-cell>
          <table:table-cell table:formula="of:=[.D16]/0.0019872041" office:value-type="float" office:value="276.770765519254" calcext:value-type="float">
            <text:p>276.770765519254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4.089225116079" calcext:value-type="float">
            <text:p>4.09</text:p>
          </table:table-cell>
          <table:table-cell office:value-type="float" office:value="276.770765519254" calcext:value-type="float">
            <text:p>276.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4.09" calcext:value-type="float">
            <text:p>4.09</text:p>
          </table:table-cell>
          <table:table-cell office:value-type="float" office:value="276.77" calcext:value-type="float">
            <text:p>276.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4.47" calcext:value-type="float">
            <text:p>4.47</text:p>
          </table:table-cell>
          <table:table-cell office:value-type="float" office:value="0.555" calcext:value-type="float">
            <text:p>0.555</text:p>
          </table:table-cell>
          <table:table-cell table:formula="of:=[.C17]*0.8908987181" office:value-type="float" office:value="3.982317269907" calcext:value-type="float">
            <text:p>3.982317269907</text:p>
          </table:table-cell>
          <table:table-cell table:formula="of:=[.D17]/0.0019872041" office:value-type="float" office:value="279.286863387611" calcext:value-type="float">
            <text:p>279.286863387611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float" office:value="3.982317269907" calcext:value-type="float">
            <text:p>3.98</text:p>
          </table:table-cell>
          <table:table-cell office:value-type="float" office:value="279.286863387611" calcext:value-type="float">
            <text:p>279.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N</text:p>
          </table:table-cell>
          <table:table-cell office:value-type="float" office:value="3.98" calcext:value-type="float">
            <text:p>3.98</text:p>
          </table:table-cell>
          <table:table-cell office:value-type="float" office:value="279.29" calcext:value-type="float">
            <text:p>279.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4.35" calcext:value-type="float">
            <text:p>4.35</text:p>
          </table:table-cell>
          <table:table-cell office:value-type="float" office:value="0.55" calcext:value-type="float">
            <text:p>0.55</text:p>
          </table:table-cell>
          <table:table-cell table:formula="of:=[.C18]*0.8908987181" office:value-type="float" office:value="3.875409423735" calcext:value-type="float">
            <text:p>3.875409423735</text:p>
          </table:table-cell>
          <table:table-cell table:formula="of:=[.D18]/0.0019872041" office:value-type="float" office:value="276.770765519254" calcext:value-type="float">
            <text:p>276.770765519254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3.875409423735" calcext:value-type="float">
            <text:p>3.88</text:p>
          </table:table-cell>
          <table:table-cell office:value-type="float" office:value="276.770765519254" calcext:value-type="float">
            <text:p>276.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B</text:p>
          </table:table-cell>
          <table:table-cell office:value-type="float" office:value="3.88" calcext:value-type="float">
            <text:p>3.88</text:p>
          </table:table-cell>
          <table:table-cell office:value-type="float" office:value="276.77" calcext:value-type="float">
            <text:p>276.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4.23" calcext:value-type="float">
            <text:p>4.23</text:p>
          </table:table-cell>
          <table:table-cell office:value-type="float" office:value="0.57" calcext:value-type="float">
            <text:p>0.57</text:p>
          </table:table-cell>
          <table:table-cell table:formula="of:=[.C19]*0.8908987181" office:value-type="float" office:value="3.768501577563" calcext:value-type="float">
            <text:p>3.768501577563</text:p>
          </table:table-cell>
          <table:table-cell table:formula="of:=[.D19]/0.0019872041" office:value-type="float" office:value="286.835156992681" calcext:value-type="float">
            <text:p>286.835156992681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3.768501577563" calcext:value-type="float">
            <text:p>3.77</text:p>
          </table:table-cell>
          <table:table-cell office:value-type="float" office:value="286.835156992681" calcext:value-type="float">
            <text:p>286.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3.77" calcext:value-type="float">
            <text:p>3.77</text:p>
          </table:table-cell>
          <table:table-cell office:value-type="float" office:value="286.84" calcext:value-type="float">
            <text:p>286.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4.15" calcext:value-type="float">
            <text:p>4.15</text:p>
          </table:table-cell>
          <table:table-cell office:value-type="float" office:value="0.51" calcext:value-type="float">
            <text:p>0.51</text:p>
          </table:table-cell>
          <table:table-cell table:formula="of:=[.C20]*0.8908987181" office:value-type="float" office:value="3.697229680115" calcext:value-type="float">
            <text:p>3.697229680115</text:p>
          </table:table-cell>
          <table:table-cell table:formula="of:=[.D20]/0.0019872041" office:value-type="float" office:value="256.641982572399" calcext:value-type="float">
            <text:p>256.641982572399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3.697229680115" calcext:value-type="float">
            <text:p>3.70</text:p>
          </table:table-cell>
          <table:table-cell office:value-type="float" office:value="256.641982572399" calcext:value-type="float">
            <text:p>256.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3.7" calcext:value-type="float">
            <text:p>3.7</text:p>
          </table:table-cell>
          <table:table-cell office:value-type="float" office:value="256.64" calcext:value-type="float">
            <text:p>256.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3.144" calcext:value-type="float">
            <text:p>3.144</text:p>
          </table:table-cell>
          <table:table-cell office:value-type="float" office:value="0.5" calcext:value-type="float">
            <text:p>0.5</text:p>
          </table:table-cell>
          <table:table-cell table:formula="of:=[.C21]*0.8908987181" office:value-type="float" office:value="2.8009855697064" calcext:value-type="float">
            <text:p>2.8009855697064</text:p>
          </table:table-cell>
          <table:table-cell table:formula="of:=[.D21]/0.0019872041" office:value-type="float" office:value="251.609786835685" calcext:value-type="float">
            <text:p>251.609786835685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2.8009855697064" calcext:value-type="float">
            <text:p>2.80</text:p>
          </table:table-cell>
          <table:table-cell office:value-type="float" office:value="251.609786835685" calcext:value-type="float">
            <text:p>251.6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.8" calcext:value-type="float">
            <text:p>2.8</text:p>
          </table:table-cell>
          <table:table-cell office:value-type="float" office:value="251.61" calcext:value-type="float">
            <text:p>251.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3.472" calcext:value-type="float">
            <text:p>3.472</text:p>
          </table:table-cell>
          <table:table-cell office:value-type="float" office:value="0.05" calcext:value-type="float">
            <text:p>0.05</text:p>
          </table:table-cell>
          <table:table-cell table:formula="of:=[.C22]*0.8908987181" office:value-type="float" office:value="3.0932003492432" calcext:value-type="float">
            <text:p>3.0932003492432</text:p>
          </table:table-cell>
          <table:table-cell table:formula="of:=[.D22]/0.0019872041" office:value-type="float" office:value="25.1609786835685" calcext:value-type="float">
            <text:p>25.1609786835685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3.0932003492432" calcext:value-type="float">
            <text:p>3.09</text:p>
          </table:table-cell>
          <table:table-cell office:value-type="float" office:value="25.1609786835685" calcext:value-type="float">
            <text:p>25.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3.09" calcext:value-type="float">
            <text:p>3.09</text:p>
          </table:table-cell>
          <table:table-cell office:value-type="float" office:value="25.16" calcext:value-type="float">
            <text:p>25.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4.54" calcext:value-type="float">
            <text:p>4.54</text:p>
          </table:table-cell>
          <table:table-cell office:value-type="float" office:value="0.055" calcext:value-type="float">
            <text:p>0.055</text:p>
          </table:table-cell>
          <table:table-cell table:formula="of:=[.C23]*0.8908987181" office:value-type="float" office:value="4.044680180174" calcext:value-type="float">
            <text:p>4.044680180174</text:p>
          </table:table-cell>
          <table:table-cell table:formula="of:=[.D23]/0.0019872041" office:value-type="float" office:value="27.6770765519254" calcext:value-type="float">
            <text:p>27.6770765519254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float" office:value="4.044680180174" calcext:value-type="float">
            <text:p>4.04</text:p>
          </table:table-cell>
          <table:table-cell office:value-type="float" office:value="27.6770765519254" calcext:value-type="float">
            <text:p>27.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E</text:p>
          </table:table-cell>
          <table:table-cell office:value-type="float" office:value="4.04" calcext:value-type="float">
            <text:p>4.04</text:p>
          </table:table-cell>
          <table:table-cell office:value-type="float" office:value="27.68" calcext:value-type="float">
            <text:p>27.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4.54" calcext:value-type="float">
            <text:p>4.54</text:p>
          </table:table-cell>
          <table:table-cell office:value-type="float" office:value="0.055" calcext:value-type="float">
            <text:p>0.055</text:p>
          </table:table-cell>
          <table:table-cell table:formula="of:=[.C24]*0.8908987181" office:value-type="float" office:value="4.044680180174" calcext:value-type="float">
            <text:p>4.044680180174</text:p>
          </table:table-cell>
          <table:table-cell table:formula="of:=[.D24]/0.0019872041" office:value-type="float" office:value="27.6770765519254" calcext:value-type="float">
            <text:p>27.6770765519254</text:p>
          </table:table-cell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4.044680180174" calcext:value-type="float">
            <text:p>4.04</text:p>
          </table:table-cell>
          <table:table-cell office:value-type="float" office:value="27.6770765519254" calcext:value-type="float">
            <text:p>27.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4.04" calcext:value-type="float">
            <text:p>4.04</text:p>
          </table:table-cell>
          <table:table-cell office:value-type="float" office:value="27.68" calcext:value-type="float">
            <text:p>27.68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25:28.382364666</meta:creation-date>
    <dc:date>2018-08-02T11:38:14.817033134</dc:date>
    <meta:editing-duration>PT12M46S</meta:editing-duration>
    <meta:editing-cycles>2</meta:editing-cycles>
    <meta:generator>LibreOffice/6.0.3.2$Linux_X86_64 LibreOffice_project/00m0$Build-2</meta:generator>
    <meta:document-statistic meta:table-count="1" meta:cell-count="290" meta:object-count="0"/>
  </office:meta>
</office:document-meta>
</file>